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start="" draw:marker-end="Arrow" draw:marker-end-width="0.3cm" draw:fill="none" draw:textarea-vertical-align="middle"/>
    </style:style>
    <style:style style:name="gr2" style:family="graphic" style:parent-style-name="objectwithoutfill">
      <style:graphic-properties draw:stroke="solid" svg:stroke-color="#2c001e" draw:marker-start="" draw:fill="none" draw:textarea-vertical-align="middle"/>
    </style:style>
    <style:style style:name="gr3" style:family="graphic" style:parent-style-name="objectwithoutfill">
      <style:graphic-properties draw:stroke="dash" draw:stroke-dash="Ultrafine_20_Dashed" svg:stroke-color="#2c001e" draw:marker-start="" draw:fill="none" draw:textarea-vertical-align="middle"/>
    </style:style>
    <style:style style:name="gr4" style:family="graphic" style:parent-style-name="objectwithoutfill">
      <style:graphic-properties draw:stroke="dash" draw:stroke-dash="Fine_20_Dashed" svg:stroke-color="#2c001e" draw:marker-start=""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style:style>
    <style:style style:name="gr11" style:family="graphic" style:parent-style-name="standard">
      <style:graphic-properties svg:stroke-color="#000000" draw:fill="none" draw:textarea-horizontal-align="justify" draw:textarea-vertical-align="middle" draw:auto-grow-height="false"/>
    </style:style>
    <style:style style:name="gr12" style:family="graphic" style:parent-style-name="objectwithoutfill">
      <style:graphic-properties svg:stroke-width="0.01cm" draw:marker-start="" draw:marker-start-width="0.215cm" draw:marker-end-width="0.215cm" draw:fill="none" draw:textarea-vertical-align="middle" fo:padding-top="0.08cm" fo:padding-bottom="0.08cm" fo:padding-left="0.205cm" fo:padding-right="0.205cm"/>
    </style:style>
    <style:style style:name="gr13" style:family="graphic" style:parent-style-name="objectwithoutfill">
      <style:graphic-properties svg:stroke-width="0.01cm" svg:stroke-color="#000000" draw:marker-start="" draw:marker-start-width="0.22cm" draw:marker-end-width="0.22cm" draw:fill="none" draw:textarea-vertical-align="middle" fo:padding-top="0.08cm" fo:padding-bottom="0.08cm" fo:padding-left="0.205cm" fo:padding-right="0.205cm"/>
    </style:style>
    <style:style style:name="gr14" style:family="graphic" style:parent-style-name="standard">
      <style:graphic-properties draw:stroke="dash" draw:stroke-dash="Ultrafine_20_Dashed" svg:stroke-color="#000000" draw:fill="none" draw:fill-color="#ffffff" draw:textarea-horizontal-align="justify" draw:textarea-vertical-align="middle" draw:auto-grow-height="false"/>
    </style:style>
    <style:style style:name="gr15" style:family="graphic" style:parent-style-name="objectwithoutfill">
      <style:graphic-properties svg:stroke-width="0.01cm" svg:stroke-color="#000000" draw:marker-start="" draw:marker-start-width="0.22cm" draw:marker-end="Arrow" draw:marker-end-width="0.12cm" draw:fill="none" draw:textarea-vertical-align="middle" fo:padding-top="0.08cm" fo:padding-bottom="0.08cm" fo:padding-left="0.205cm" fo:padding-right="0.205cm"/>
    </style:style>
    <style:style style:name="gr16" style:family="graphic" style:parent-style-name="standard">
      <style:graphic-properties svg:stroke-width="0.01cm" svg:stroke-color="#000000" draw:marker-start="" draw:marker-start-width="0.22cm" draw:marker-end-width="0.22cm" draw:fill="none" draw:textarea-horizontal-align="justify" draw:textarea-vertical-align="middle" draw:auto-grow-height="false" fo:padding-top="0.13cm" fo:padding-bottom="0.13cm" fo:padding-left="0.255cm" fo:padding-right="0.255cm"/>
    </style:style>
    <style:style style:name="gr17" style:family="graphic" style:parent-style-name="standard">
      <style:graphic-properties draw:stroke="none" svg:stroke-width="0.01cm" svg:stroke-color="#000000" draw:marker-start="" draw:marker-start-width="0.22cm" draw:marker-end-width="0.22cm" draw:fill="none" draw:fill-color="#ffffff" draw:textarea-horizontal-align="left" draw:auto-grow-height="true" draw:auto-grow-width="true" fo:min-height="0cm" fo:min-width="0cm" fo:padding-top="0.13cm" fo:padding-bottom="0.13cm" fo:padding-left="0.255cm" fo:padding-right="0.255cm"/>
    </style:style>
    <style:style style:name="gr18" style:family="graphic" style:parent-style-name="objectwithoutfill">
      <style:graphic-properties svg:stroke-width="0.01cm" svg:stroke-color="#000000" draw:marker-start="" draw:marker-start-width="0.22cm" draw:marker-end="Arrow" draw:marker-end-width="0.1cm" draw:fill="none" draw:textarea-vertical-align="middle" fo:padding-top="0.08cm" fo:padding-bottom="0.08cm" fo:padding-left="0.205cm" fo:padding-right="0.205cm"/>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21" style:family="graphic" style:parent-style-name="standard">
      <style:graphic-properties draw:stroke="none" draw:fill="none" fo:min-height="0.348cm"/>
    </style:style>
    <style:style style:name="gr22" style:family="graphic" style:parent-style-name="standard">
      <style:graphic-properties draw:stroke="none" draw:fill="none" fo:min-height="0.349cm"/>
    </style:style>
    <style:style style:name="gr23"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text-align="center"/>
      <style:text-properties style:font-name="Courier1" fo:font-size="28pt" style:font-size-asian="28pt" style:font-size-complex="28pt"/>
    </style:style>
    <style:style style:name="P4" style:family="paragraph">
      <style:text-properties fo:font-size="10pt" fo:font-style="italic" style:font-size-asian="10pt" style:font-style-asian="italic" style:font-size-complex="10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9pt" style:font-size-asian="9pt" style:font-size-complex="9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2" draw:layer="layout" svg:width="1.6cm" svg:height="0.95cm" svg:x="9.739cm" svg:y="8.288cm">
          <draw:text-box>
            <text:p text:style-name="P1"><text:span text:style-name="T1">dR/dt</text:span><text:span text:style-name="T2">&gt;1</text:span></text:p>
            <text:p text:style-name="P1"><text:span text:style-name="T2">Rápido</text:span></text:p>
          </draw:text-box>
        </draw:frame>
        <draw:frame draw:style-name="gr5" draw:text-style-name="P2" draw:layer="layout" svg:width="1.6cm" svg:height="0.95cm" svg:x="11.628cm" svg:y="10.303cm">
          <draw:text-box>
            <text:p text:style-name="P1"><text:span text:style-name="T1">dR/dt&lt;</text:span><text:span text:style-name="T2">1</text:span></text:p>
            <text:p text:style-name="P1"><text:span text:style-name="T2">Lento</text:span></text:p>
          </draw:text-box>
        </draw:frame>
        <draw:frame draw:style-name="gr5" draw:text-style-name="P2" draw:layer="layout" svg:width="1.6cm" svg:height="0.95cm" svg:x="11.747cm" svg:y="8.303cm">
          <draw:text-box>
            <text:p text:style-name="P1"><text:span text:style-name="T1">dR/dt=</text:span><text:span text:style-name="T2">1</text:span></text:p>
            <text:p text:style-name="P1"><text:span text:style-name="T2">Perfeito</text:span></text:p>
          </draw:text-box>
        </draw:frame>
        <draw:polygon draw:style-name="gr6" draw:text-style-name="P3"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4" draw:layer="layout" svg:width="1.6cm" svg:height="1.15cm" svg:x="4.574cm" svg:y="14.083cm">
          <draw:text-box>
            <text:p><text:span text:style-name="T3">offset</text:span></text:p>
          </draw:text-box>
        </draw:frame>
        <draw:frame draw:style-name="gr8" draw:text-style-name="P4" draw:layer="layout" svg:width="1.421cm" svg:height="1.464cm" draw:transform="rotate (1.56032435128293) translate (5.428cm 8.594cm)">
          <draw:text-box>
            <text:p><text:span text:style-name="T3">R(t) </text:span></text:p>
          </draw:text-box>
        </draw:frame>
        <draw:frame draw:style-name="gr9" draw:text-style-name="P4"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5" draw:layer="layout" svg:width="7.636cm" svg:height="0.92cm" svg:x="6.246cm" svg:y="7.9cm">
          <text:p text:style-name="P1"><text:span text:style-name="T4">Transmissor</text:span></text:p>
          <draw:enhanced-geometry svg:viewBox="0 0 21600 21600" draw:type="rectangle" draw:enhanced-path="M 0 0 L 21600 0 21600 21600 0 21600 0 0 Z N"/>
        </draw:custom-shape>
        <draw:custom-shape draw:style-name="gr10" draw:text-style-name="P5" draw:layer="layout" svg:width="3.532cm" svg:height="0.92cm" svg:x="6.246cm" svg:y="9.096cm">
          <text:p text:style-name="P1"><text:span text:style-name="T4">Memória</text:span></text:p>
          <draw:enhanced-geometry svg:viewBox="0 0 21600 21600" draw:type="rectangle" draw:enhanced-path="M 0 0 L 21600 0 21600 21600 0 21600 0 0 Z N"/>
        </draw:custom-shape>
        <draw:custom-shape draw:style-name="gr10" draw:text-style-name="P5" draw:layer="layout" svg:width="3.532cm" svg:height="1.656cm" svg:x="10.35cm" svg:y="9.096cm">
          <text:p text:style-name="P1"><text:span text:style-name="T4">Processador</text:span></text:p>
          <draw:enhanced-geometry svg:viewBox="0 0 21600 21600" draw:type="rectangle" draw:enhanced-path="M 0 0 L 21600 0 21600 21600 0 21600 0 0 Z N"/>
        </draw:custom-shape>
        <draw:custom-shape draw:style-name="gr11" draw:text-style-name="P5" draw:layer="layout" svg:width="3.532cm" svg:height="2.116cm" svg:x="6.246cm" svg:y="10.384cm">
          <text:p text:style-name="P1"><text:span text:style-name="T4">Sensores</text:span></text:p>
          <draw:enhanced-geometry svg:viewBox="0 0 21600 21600" draw:type="rectangle" draw:enhanced-path="M 0 0 L 21600 0 21600 21600 0 21600 0 0 Z N"/>
        </draw:custom-shape>
        <draw:custom-shape draw:style-name="gr10" draw:text-style-name="P5" draw:layer="layout" svg:width="3.532cm" svg:height="1.288cm" svg:x="10.35cm" svg:y="11.212cm">
          <text:p text:style-name="P1"><text:span text:style-name="T4">Bateria</text:span></text:p>
          <draw:enhanced-geometry svg:viewBox="0 0 21600 21600" draw:type="rectangle" draw:enhanced-path="M 0 0 L 21600 0 21600 21600 0 21600 0 0 Z N"/>
        </draw:custom-shape>
        <draw:line draw:style-name="gr12" draw:text-style-name="P1" draw:layer="layout" svg:x1="8.155cm" svg:y1="9.096cm" svg:x2="8.155cm" svg:y2="8.82cm">
          <text:p/>
        </draw:line>
        <draw:line draw:style-name="gr13" draw:text-style-name="P1" draw:layer="layout" svg:x1="9.777cm" svg:y1="9.556cm" svg:x2="10.35cm" svg:y2="9.556cm">
          <text:p/>
        </draw:line>
        <draw:line draw:style-name="gr13" draw:text-style-name="P1" draw:layer="layout" svg:x1="12.068cm" svg:y1="9.096cm" svg:x2="12.068cm" svg:y2="8.82cm">
          <text:p/>
        </draw:line>
        <draw:line draw:style-name="gr13" draw:text-style-name="P1" draw:layer="layout" svg:x1="11.973cm" svg:y1="11.212cm" svg:x2="11.973cm" svg:y2="10.752cm">
          <text:p/>
        </draw:line>
        <draw:line draw:style-name="gr13" draw:text-style-name="P1" draw:layer="layout" svg:x1="9.777cm" svg:y1="10.66cm" svg:x2="10.35cm" svg:y2="10.66cm">
          <text:p/>
        </draw:line>
        <draw:custom-shape draw:style-name="gr14" draw:text-style-name="P6" draw:layer="layout" svg:width="2.864cm" svg:height="0.979cm" svg:x="3cm" svg:y="7.998cm">
          <text:p text:style-name="P1"><text:span text:style-name="T5">128KB-1MB</text:span></text:p>
          <draw:enhanced-geometry svg:viewBox="0 0 21600 21600" draw:type="rectangle" draw:enhanced-path="M 0 0 L 21600 0 21600 21600 0 21600 0 0 Z N"/>
        </draw:custom-shape>
        <draw:line draw:style-name="gr15" draw:text-style-name="P1" draw:layer="layout" svg:x1="4.5cm" svg:y1="9cm" svg:x2="6.245cm" svg:y2="9.564cm">
          <text:p/>
        </draw:line>
        <draw:custom-shape draw:style-name="gr14" draw:text-style-name="P6" draw:layer="layout" svg:width="2.864cm" svg:height="0.979cm" svg:x="3cm" svg:y="11.521cm">
          <text:p text:style-name="P1"><text:span text:style-name="T5">66 % do custo</text:span></text:p>
          <draw:enhanced-geometry svg:viewBox="0 0 21600 21600" draw:type="rectangle" draw:enhanced-path="M 0 0 L 21600 0 21600 21600 0 21600 0 0 Z N"/>
        </draw:custom-shape>
        <draw:line draw:style-name="gr15" draw:text-style-name="P1" draw:layer="layout" svg:x1="4.4cm" svg:y1="11.5cm" svg:x2="6.245cm" svg:y2="10.934cm">
          <text:p/>
        </draw:line>
        <draw:custom-shape draw:style-name="gr14" draw:text-style-name="P6" draw:layer="layout" svg:width="3.246cm" svg:height="1.762cm" svg:x="14.454cm" svg:y="7.998cm">
          <text:p text:style-name="P1"><text:span text:style-name="T5">1kBps – 1MBps</text:span></text:p>
          <text:p text:style-name="P1"><text:span text:style-name="T5">3-100 metros</text:span></text:p>
          <text:p text:style-name="P1"><text:span text:style-name="T5">Transmissão fraca</text:span></text:p>
          <draw:enhanced-geometry svg:viewBox="0 0 21600 21600" draw:type="rectangle" draw:enhanced-path="M 0 0 L 21600 0 21600 21600 0 21600 0 0 Z N"/>
        </draw:custom-shape>
        <draw:custom-shape draw:style-name="gr14" draw:text-style-name="P6" draw:layer="layout" svg:width="3.246cm" svg:height="0.979cm" svg:x="14.454cm" svg:y="9.955cm">
          <text:p text:style-name="P1"><text:span text:style-name="T5">8 bit, 10MHz</text:span></text:p>
          <text:p text:style-name="P1"><text:span text:style-name="T5">Baixa capacidade</text:span></text:p>
          <draw:enhanced-geometry svg:viewBox="0 0 21600 21600" draw:type="rectangle" draw:enhanced-path="M 0 0 L 21600 0 21600 21600 0 21600 0 0 Z N"/>
        </draw:custom-shape>
        <draw:custom-shape draw:style-name="gr14" draw:text-style-name="P6" draw:layer="layout" svg:width="3.246cm" svg:height="0.979cm" svg:x="14.454cm" svg:y="11.521cm">
          <text:p text:style-name="P1"><text:span text:style-name="T5">Tempo de vida</text:span></text:p>
          <text:p text:style-name="P1"><text:span text:style-name="T5">curto</text:span></text:p>
          <draw:enhanced-geometry svg:viewBox="0 0 21600 21600" draw:type="rectangle" draw:enhanced-path="M 0 0 L 21600 0 21600 21600 0 21600 0 0 Z N"/>
        </draw:custom-shape>
        <draw:line draw:style-name="gr15" draw:text-style-name="P1" draw:layer="layout" svg:x1="14.455cm" svg:y1="8.976cm" svg:x2="13.882cm" svg:y2="8.389cm">
          <text:p/>
        </draw:line>
        <draw:line draw:style-name="gr15" draw:text-style-name="P1" draw:layer="layout" svg:x1="14.455cm" svg:y1="10.444cm" svg:x2="13.882cm" svg:y2="9.955cm">
          <text:p/>
        </draw:line>
        <draw:line draw:style-name="gr15" draw:text-style-name="P1" draw:layer="layout" svg:x1="14.455cm" svg:y1="11.913cm" svg:x2="13.882cm" svg:y2="11.913cm">
          <text:p/>
        </draw:line>
        <draw:line draw:style-name="gr13" draw:text-style-name="P1" draw:layer="layout" svg:x1="17.8cm" svg:y1="13cm" svg:x2="17.5cm" svg:y2="13cm">
          <text:p/>
        </draw:line>
      </draw:page>
      <draw:page draw:name="page3" draw:style-name="dp1" draw:master-page-name="Padrão">
        <draw:custom-shape draw:style-name="gr16" draw:text-style-name="P6" draw:layer="layout" svg:width="3.2cm" svg:height="0.7cm" svg:x="4.9cm" svg:y="5cm">
          <text:p text:style-name="P1"><text:span text:style-name="T5">Preço</text:span></text:p>
          <draw:enhanced-geometry svg:viewBox="0 0 21600 21600" draw:type="rectangle" draw:enhanced-path="M 0 0 L 21600 0 21600 21600 0 21600 0 0 Z N"/>
        </draw:custom-shape>
        <draw:custom-shape draw:style-name="gr16" draw:text-style-name="P6" draw:layer="layout" svg:width="3.2cm" svg:height="0.7cm" svg:x="4.9cm" svg:y="6cm">
          <text:p text:style-name="P1"><text:span text:style-name="T5">Acurácia do Relógio</text:span></text:p>
          <draw:enhanced-geometry svg:viewBox="0 0 21600 21600" draw:type="rectangle" draw:enhanced-path="M 0 0 L 21600 0 21600 21600 0 21600 0 0 Z N"/>
        </draw:custom-shape>
        <draw:custom-shape draw:style-name="gr16" draw:text-style-name="P6" draw:layer="layout" svg:width="3.2cm" svg:height="0.7cm" svg:x="4.9cm" svg:y="7cm">
          <text:p text:style-name="P1"><text:span text:style-name="T5">Compensação</text:span></text:p>
          <draw:enhanced-geometry svg:viewBox="0 0 21600 21600" draw:type="rectangle" draw:enhanced-path="M 0 0 L 21600 0 21600 21600 0 21600 0 0 Z N"/>
        </draw:custom-shape>
        <draw:custom-shape draw:style-name="gr16" draw:text-style-name="P6" draw:layer="layout" svg:width="3.2cm" svg:height="0.7cm" svg:x="4.9cm" svg:y="8cm">
          <text:p text:style-name="P1"><text:span text:style-name="T5">Overhead</text:span></text:p>
          <draw:enhanced-geometry svg:viewBox="0 0 21600 21600" draw:mirror-horizontal="false" draw:mirror-vertical="false" draw:type="rectangle" draw:enhanced-path="M 0 0 L 21600 0 21600 21600 0 21600 0 0 Z N"/>
        </draw:custom-shape>
        <draw:frame draw:style-name="gr17" draw:layer="layout" svg:width="0.512cm" svg:height="1.205cm" svg:x="6.5cm" svg:y="6.3cm">
          <draw:text-box>
            <text:p/>
          </draw:text-box>
        </draw:frame>
        <draw:line draw:style-name="gr18" draw:text-style-name="P1" draw:layer="layout" svg:x1="6.5cm" svg:y1="5.7cm" svg:x2="6.5cm" svg:y2="6cm">
          <text:p/>
        </draw:line>
        <draw:line draw:style-name="gr18" draw:text-style-name="P1" draw:layer="layout" svg:x1="6.5cm" svg:y1="6.7cm" svg:x2="6.5cm" svg:y2="7cm">
          <text:p/>
        </draw:line>
        <draw:line draw:style-name="gr18" draw:text-style-name="P1" draw:layer="layout" svg:x1="6.5cm" svg:y1="7.7cm" svg:x2="6.5cm" svg:y2="8cm">
          <text:p/>
        </draw:line>
        <draw:line draw:style-name="gr13" draw:text-style-name="P1" draw:layer="layout" svg:x1="8cm" svg:y1="9.1cm" svg:x2="8.2cm" svg:y2="9.1cm">
          <text:p/>
        </draw:line>
        <draw:custom-shape draw:style-name="gr19"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layer="layout" svg:width="0.481cm" svg:height="1.195cm" svg:x="14.254cm" svg:y="6.606cm">
          <draw:text-box>
            <text:p/>
          </draw:text-box>
        </draw:frame>
        <draw:frame draw:style-name="gr21" draw:text-style-name="P7" draw:layer="layout" svg:width="1.62cm" svg:height="0.607cm" svg:x="13.5cm" svg:y="4.6cm">
          <draw:text-box>
            <text:p text:style-name="P7"><text:span text:style-name="T6">Preço</text:span></text:p>
          </draw:text-box>
        </draw:frame>
        <draw:frame draw:style-name="gr21" draw:text-style-name="P7" draw:layer="layout" svg:width="3.81cm" svg:height="0.607cm" svg:x="12.4cm" svg:y="6cm">
          <draw:text-box>
            <text:p text:style-name="P7"><text:span text:style-name="T6">Acurácia do Relógio</text:span></text:p>
          </draw:text-box>
        </draw:frame>
        <draw:frame draw:style-name="gr21" draw:text-style-name="P7" draw:layer="layout" svg:width="3cm" svg:height="0.607cm" svg:x="12.9cm" svg:y="7.159cm">
          <draw:text-box>
            <text:p text:style-name="P7"><text:span text:style-name="T6">Compensação</text:span></text:p>
          </draw:text-box>
        </draw:frame>
        <draw:frame draw:style-name="gr22" draw:text-style-name="P7" draw:layer="layout" svg:width="2.207cm" svg:height="0.607cm" svg:x="13.093cm" svg:y="8.251cm">
          <draw:text-box>
            <text:p text:style-name="P7"><text:span text:style-name="T6">Overhead</text:span></text:p>
          </draw:text-box>
        </draw:frame>
        <draw:line draw:style-name="gr23" draw:text-style-name="P1" draw:layer="layout" svg:x1="13.106cm" svg:y1="5.317cm" svg:x2="15.595cm" svg:y2="5.317cm">
          <text:p/>
        </draw:line>
        <draw:line draw:style-name="gr23" draw:text-style-name="P1" draw:layer="layout" svg:x1="12.244cm" svg:y1="6.79cm" svg:x2="16.455cm" svg:y2="6.79cm">
          <text:p/>
        </draw:line>
        <draw:line draw:style-name="gr23" draw:text-style-name="P1" draw:layer="layout" svg:x1="11.479cm" svg:y1="8.171cm" svg:x2="17.222cm" svg:y2="8.17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22T21:22:34.107298392</dc:date>
    <meta:editing-duration>PT2H27M33S</meta:editing-duration>
    <meta:editing-cycles>7</meta:editing-cycles>
    <meta:generator>LibreOffice/4.2.8.2$Linux_X86_64 LibreOffice_project/420m0$Build-2</meta:generator>
    <meta:document-statistic meta:object-count="51"/>
  </office:meta>
</office:document-meta>
</file>